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Times" fo:font-style="italic" fo:font-style-asian="italic" fo:font-style-complex="itali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style:font-name="PingFang TC" fo:letter-spacing="0.0000in" fo:background-color="#868686"/>
    </style:style>
    <style:style style:name="T9" style:family="text">
      <style:text-properties style:font-name="PingFang TC" fo:letter-spacing="0.0000in" fo:color="#032726" fo:background-color="#868686"/>
    </style:style>
    <style:style style:name="T1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span><text:span text:style-name="T3"><text:line-break/><text:line-break/></text:span><text:span text:style-name="T1">自由一把双刃剑，现实生活中有恶意的言论资讯，也有善意的言论资讯，作为政府管理机构如何把握这个度，很重要。</text:span><text:span text:style-name="T3"><text:line-break/><text:line-break/></text:span><text:span text:style-name="T1">比如美国，韩国等这些国家，也会有一些互联网相关的管理法律，对一些恶意的资讯言论进行屏蔽，只是相比中国的而言，他们的开口比较宽松。</text:span><text:span text:style-name="T3"><text:line-break/><text:line-break/></text:span><text:span text:style-name="T1">中国对很多国外的网站进行了屏蔽，设立了信息防火墙，这个信息防火墙并不是完全封闭，会开一些口，让一些企业，一些大学科研机构，或者通过的一定的技术手段可以访问，</text:span><text:span text:style-name="T3"><text:line-break/></text:span><text:span text:style-name="T1">中国政府在限制言论资讯的时候，毫无疑问，它不可能拥有全面的</text:span><text:span text:style-name="T4">鉴</text:span><text:span text:style-name="T1">别能力，在限制恶意言论资讯的时候，把一些善意的，正面的言论资讯也给限制了。</text:span><text:span text:style-name="T3"><text:line-break/><text:line-break/></text:span><text:span text:style-name="T1">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span><text:span text:style-name="T3"><text:line-break/><text:line-break/></text:span><text:span text:style-name="T1">作者：卢建平</text:span><text:span text:style-name="T3"><text:line-break/></text:span><text:span text:style-name="T1">链接：</text:span><text:a xlink:type="simple" xlink:href="http://dwz.date/aW8v"><text:span text:style-name="T5">http://dwz.date/aW8v</text:span></text:a><text:span text:style-name="T3"><text:line-break/></text:span><text:span text:style-name="T1">来源：中华人民共和国最高人民检察院网站</text:span><text:span text:style-name="T3"><text:line-break/></text:span><text:span text:style-name="T1">《疫情灾难下谣言的传播与治理》</text:span><text:span text:style-name="T3"><text:line-break/><text:line-break/><text:line-break/><text:line-break/></text:span><text:span text:style-name="T1">知乎上关于“训诫是行政处罚吗？可以复议、行政诉讼吗？”相关问题的探讨</text:span><text:span text:style-name="T3"><text:line-break/></text:span><text:span text:style-name="T1">链接：</text:span><text:a xlink:type="simple" xlink:href="http://dwz.date/aW8z"><text:span text:style-name="T5">http://dwz.date/aW8z</text:span></text:a><text:span text:style-name="T3"><text:line-break/><text:line-break/></text:span><text:span text:style-name="T1">百度百科对法律的解释：</text:span><text:span text:style-name="T3"><text:line-break/></text:span><text:span text:style-name="T1">“法律是由国家制定或认可并以国家强制力保证实施的，反映由特定物质生活条件所决定的统治阶级意志的规范体系。 法律是统治阶级意志的体现，是国家的统治工具。”</text:span><text:span text:style-name="T3"><text:line-break/><text:line-break/></text:span><text:span text:style-name="T1">比如美国最近不是制定了一个《台北法案》吗？ 一个国家的统治阶级可以根据自己的国家利益或者统治阶级的利益来定制法律！</text:span><text:span text:style-name="T3"><text:line-break/><text:line-break/><text:line-break/></text:span><text:span text:style-name="T1">有些时候，守法未必代表正义，违法未必代表邪恶，不能一概而论。</text:span><text:span text:style-name="T3"><text:line-break/></text:span><text:span text:style-name="T1">下面是知乎上有人对“法律和道德的意义”一些看法</text:span><text:span text:style-name="T3"><text:line-break/></text:span><text:span text:style-name="T1">作者：李逍遥</text:span><text:span text:style-name="T3"><text:line-break/></text:span><text:span text:style-name="T1">链接：</text:span><text:a xlink:type="simple" xlink:href="http://dwz.date/aW8D"><text:span text:style-name="T5">http://dwz.date/aW8D</text:span></text:a><text:span text:style-name="T3"><text:line-break/></text:span><text:span text:style-name="T1">“电影《素媛》的结局让人脊背发凉，这是不是法律的无力——只有在伤害已经造成的情况下，法律才能干预。</text:span><text:span text:style-name="T3"><text:line-break/></text:span><text:span text:style-name="T1">如果说立法的目的是为了惩罚罪犯，就好像辛苦打造鸡圈的初衷是为了鸡蛋，总觉得有些畸形，有些去本逐末。</text:span><text:span text:style-name="T3"><text:line-break/></text:span><text:span text:style-name="T1">那法律和道德的意义是什么?从意义上没找到结果，那就去找他们的根源吧。</text:span><text:span text:style-name="T3"><text:line-break/></text:span><text:span text:style-name="T1">想了很久，得出一个结论： 法律和道德的前身是迷信。</text:span><text:span text:style-name="T3"><text:line-break/><text:line-break/></text:span><text:span text:style-name="T1">别急着反驳，听听我的辩解。</text:span><text:span text:style-name="T3"><text:line-break/></text:span><text:span text:style-name="T1">在古代，法律存在于刑堂，道德存在于祠堂。当着两个地方都颠倒黑白，是非不分时，道德和法律在哪里?</text:span><text:span text:style-name="T3"><text:line-break/></text:span><text:span text:style-name="T1">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span><text:span text:style-name="T3"><text:line-break/></text:span><text:span text:style-name="T1">古代的话本又告诉我们了，当含恨而终，陈冤未雪的时候，人们相信天道轮回，相信神魔系统，相信十八层地狱，相信来生，相信有一个超自然的力量会代替法律和道德去伸张正义，或是鬼怪，或是钟馗。“你难道不怕下地狱吗”</text:span><text:span text:style-name="T3"><text:line-break/></text:span><text:span text:style-name="T1">迷信是这样吗?这是中国古代的一则故事，国外也是一样的。</text:span><text:span text:style-name="T3"><text:line-break/><text:line-break/></text:span><text:span text:style-name="T1">《东方快车谋</text:span><text:span text:style-name="T4">杀</text:span><text:span text:style-name="T1">案》就是最好的例子，为什么那十二的人耗费了几年的时间甚至不惜自己身陷囹圄也要把雷切尔</text:span><text:span text:style-name="T4">杀</text:span><text:span text:style-name="T1">死，注意哦，还不是一刀毙命，是十二刀，一人一刀捅死了他。他们也需要那场雪，在法律无计可施时，他们需要一个形式——恶人受惩罚，来安抚他们的创伤，维护内心的秩序。</text:span><text:span text:style-name="T3"><text:line-break/></text:span><text:span text:style-name="T1">所以，法律和道德存在的意义更多的像是一个形式，一个不仅仅慰藉受害者的形式。</text:span><text:span text:style-name="T3"><text:line-break/></text:span><text:span text:style-name="T1">所以，惩恶的后面还有扬善，让那些相信美好的人能够坚定内心的信念，让他们有勇气，有理由去相信美好终将到来，波罗给了两种推断，老天给了一场雪，而我们有了道德和法律。”</text:span><text:span text:style-name="T3"><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span><text:span text:style-name="T3"><text:line-break/></text:span><text:span text:style-name="T1">1.《治安管理处罚法》第25条规定：“散布谣言，谎报险情、疫情、警情或者以其他方法故意扰乱公共秩序的”，“处五日以上十日以下拘留，可以并处五百元以下罚款；情节较轻的，处五日以下拘留或者五百元以下罚款”。</text:span><text:span text:style-name="T3"><text:line-break/></text:span><text:span text:style-name="T1">认定严重扰乱公共秩序，是违法行为，但情节特别轻微，没有对其作出警告、罚款、拘留的处罚。</text:span><text:span text:style-name="T3"><text:line-break/></text:span><text:span text:style-name="T1">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span><text:span text:style-name="T3"><text:line-break/></text:span><text:span text:style-name="T1">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span><text:span text:style-name="T3"><text:line-break/><text:line-break/></text:span><text:span text:style-name="T1">難得看到像您這樣對大陸現況分析得有條有理，請問您：</text:span><text:span text:style-name="T3"><text:line-break/><text:line-break/></text:span><text:span text:style-name="T1">1、為什麼李文亮一案，警方可以出具訓誡書？有法律依據嗎？</text:span><text:span text:style-name="T3"><text:line-break/><text:line-break/></text:span><text:span text:style-name="T1">2、若是警方認為李文亮違法，為什麼可以不依法處罰而用訓誡書結案？警方有這種裁量權嗎？</text:span><text:span text:style-name="T3"><text:line-break/><text:line-break/></text:span><text:span text:style-name="T1">3、大陸現在標榜法治，而您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4、西方的言論自由，也包括表現自由，可以像陳真兄一樣，拿標語牌到美國大使館抗議嗎？</text:span><text:span text:style-name="T3"><text:line-break/><text:line-break/></text:span><text:span text:style-name="T1">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5">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4">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4">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4">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5">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https://goo.gl/aeoTPe<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4">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5">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5">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4">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5"><text:span text:style-name="T6">「台灣人」加入中共，早就不是新聞了！<text:line-break/><text:line-break/></text:span><text:a xlink:type="simple" xlink:href="https://reurl.cc/7XWllD"><text:span text:style-name="T7">https://reurl.cc/7XWllD</text:span></text:a><text:span text:style-name="T6"><text:line-break/></text:span><text:a xlink:type="simple" xlink:href="https://reurl.cc/3DZmml"><text:span text:style-name="T7">https://reurl.cc/3DZmml</text:span></text:a><text:span text:style-name="T6"><text:line-break/></text:span><text:a xlink:type="simple" xlink:href="https://reurl.cc/E7aDLK"><text:span text:style-name="T7">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4">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5">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5"><text:span text:style-name="T6">被「中選會」告的還不止一人⋯<text:line-break/><text:line-break/></text:span><text:a xlink:type="simple" xlink:href="https://www.youtube.com/watch?v=MiEjNFCEMVA"><text:span text:style-name="T7">https://www.youtube.com/watch?v=MiEjNFCEMVA</text:span></text:a><text:span text:style-name="T6"><text:line-break/></text:span><text:a xlink:type="simple" xlink:href="https://www.youtube.com/watch?v=6sSRu0l4M0g"><text:span text:style-name="T7">https://www.youtube.com/watch?v=6sSRu0l4M0g</text:span></text:a><text:span text:style-name="T6"><text:line-break/><text:line-break/></text:span><text:span text:style-name="T8">穎芝   |  2020.06.05 07:22   |   </text:span><text:a xlink:type="simple" xlink:href="http://palinfo.habago.org/Entry?Command=Information_PrintForum&amp;iPage=4#FORUM39433"><text:span text:style-name="T9">#</text:span></text:a></text:p>
      <text:p text:style-name="P5"><text:span text:style-name="T6">一介草民網紅，只是拆穿「霸韓國家隊」的把戲，就要被移送法辦，好一個號稱「言論自由、民主」的國家！<text:line-break/><text:line-break/></text:span><text:a xlink:type="simple" xlink:href="https://www.youtube.com/watch?v=Ss0Y1ayFId4"><text:span text:style-name="T7">https://www.youtube.com/watch?v=Ss0Y1ayFId4</text:span></text:a><text:span text:style-name="T6"><text:line-break/></text:span><text:a xlink:type="simple" xlink:href="https://www.youtube.com/watch?v=CvwMRMLrhnE"><text:span text:style-name="T7">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4">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5">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5">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5">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4">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5">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5">https://www.zhihu.com/question/397221243/answer/1247409689</text:span></text:a><text:span text:style-name="T1"><text:line-break/>最近在赞比亚有三个中国人被残忍</text:span><text:span text:style-name="T4">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5">https://bit.ly/2U6R0fj</text:span></text:a><text:span text:style-name="T1"> <text:line-break/><text:line-break/></text:span><text:a xlink:type="simple" xlink:href="https://bit.ly/2BuWIBl"><text:span text:style-name="T5">https://bit.ly/2BuWIBl</text:span></text:a><text:span text:style-name="T1"><text:line-break/><text:line-break/></text:span><text:a xlink:type="simple" xlink:href="https://bit.ly/2XXz73D"><text:span text:style-name="T5">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4">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4">杀</text:span><text:span text:style-name="T1">。但公民大会作出最为人诟病的决定，还是针对亚西比德的</text:span><text:span text:style-name="T4">远</text:span><text:span text:style-name="T1">征。<text:line-break/>亚西比德是一个年青政客，他说服雅典人派他带领一支大军</text:span><text:span text:style-name="T4">远</text:span><text:span text:style-name="T1">征西西里，以</text:span><text:span text:style-name="T4">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4">远</text:span><text:span text:style-name="T1">征军失去首领，改由尼西阿斯统率。但是尼西阿斯军事经验不足，导致雅典</text:span><text:span text:style-name="T4">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4">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5">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0">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0">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0">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0">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0">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0">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4">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5">https://bit.ly/3drWKbk</text:span></text:a><text:span text:style-name="T1"><text:line-break/><text:line-break/></text:span><text:a xlink:type="simple" xlink:href="https://bit.ly/36THAZP"><text:span text:style-name="T5">https://bit.ly/36THAZP</text:span></text:a><text:span text:style-name="T1"><text:line-break/><text:line-break/></text:span><text:a xlink:type="simple" xlink:href="https://bit.ly/2ZYdtz2"><text:span text:style-name="T5">https://bit.ly/2ZYdtz2</text:span></text:a><text:span text:style-name="T1"><text:line-break/><text:line-break/></text:span><text:a xlink:type="simple" xlink:href="https://bit.ly/2zTzp3G"><text:span text:style-name="T5">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5">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4">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4">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4">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4">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4">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4">远</text:span><text:span text:style-name="T1">都不会知道，因为共产党的媒体永</text:span><text:span text:style-name="T4">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4">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4">杂</text:span><text:span text:style-name="T1">的利益共同体。从这个角度讲，二元理性产生的是一种促使组织结构不断退化分解的野蛮文化，而多元理性产生的则是一种促使组织结构不断集中复</text:span><text:span text:style-name="T4">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4">虑</text:span><text:span text:style-name="T1"><text:line-break/>我的祖父在文革中被批斗，因为不堪受辱而自</text:span><text:span text:style-name="T4">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4">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4">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4">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4">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6"><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